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soleFormatter.formatUsage( String command , Fragments f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ConsoleFormatter.spaces( int 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soleFormatter.wrap( String s , int lef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ConsoleFormatter.formatHelp( Fragments f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onsoleFormatter.printSynopsis( String command , String synposis , Fragments [ ] fra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soleFormatter.rightPadToWidth( String s , int w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